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fo:font-weight="bold" officeooo:rsid="0006752a" officeooo:paragraph-rsid="002c0fc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color="#000000" fo:font-size="14pt" fo:font-weight="bold" officeooo:rsid="000fb83d" officeooo:paragraph-rsid="00253319" style:font-size-asian="14pt" style:font-weight-asian="bold" style:font-size-complex="14pt" style:font-weight-complex="bold"/>
    </style:style>
    <style:style style:name="P6" style:family="paragraph" style:parent-style-name="Text_20_body">
      <style:text-properties fo:color="#000000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color="#729fcf" fo:font-size="14pt" fo:font-weight="normal" style:font-size-asian="14pt" style:font-weight-asian="normal" style:font-size-complex="14pt" style:font-weight-complex="normal"/>
    </style:style>
    <style:style style:name="P9" style:family="paragraph" style:parent-style-name="Heading_20_3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10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729fcf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color="#729fcf" fo:font-size="14pt" fo:font-weight="normal" officeooo:rsid="002c1b69" officeooo:paragraph-rsid="002c1b69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color="#000000" fo:font-size="14pt" fo:font-weight="normal" officeooo:paragraph-rsid="002c1b69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weight="normal" officeooo:rsid="00253f10" style:font-weight-asian="normal" style:font-weight-complex="normal"/>
    </style:style>
    <style:style style:name="T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729fcf"/>
    </style:style>
    <style:style style:name="T9" style:family="text">
      <style:text-properties fo:color="#729fcf" style:font-name="Liberation Serif" fo:font-weight="normal" style:font-weight-asian="normal" style:font-weight-complex="normal"/>
    </style:style>
    <style:style style:name="T10" style:family="text">
      <style:text-properties fo:color="#729fcf" style:font-name="Liberation Serif" fo:font-weight="normal" officeooo:rsid="00253f10" style:font-weight-asian="normal" style:font-weight-complex="normal"/>
    </style:style>
    <style:style style:name="T11" style:family="text">
      <style:text-properties fo:color="#729fcf" style:font-name="Liberation Serif" fo:font-weight="normal" officeooo:rsid="00259002" style:font-weight-asian="normal" style:font-weight-complex="normal"/>
    </style:style>
    <style:style style:name="T12" style:family="text">
      <style:text-properties fo:color="#729fcf" style:font-name="Liberation Serif" fo:font-size="14pt" fo:font-weight="normal" officeooo:rsid="000fb83d" style:font-size-asian="14pt" style:font-weight-asian="normal" style:font-size-complex="14pt" style:font-weight-complex="normal"/>
    </style:style>
    <style:style style:name="T13" style:family="text">
      <style:text-properties fo:color="#729fcf" officeooo:rsid="002c1b69"/>
    </style:style>
    <style:style style:name="T14" style:family="text">
      <style:text-properties officeooo:rsid="002c1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6"/></text:span></text:p>
      <text:p text:style-name="P1"><text:span text:style-name="Source_20_Text"><text:span text:style-name="T3">Практическое задание</text:span></text:span></text:p>
      <text:p text:style-name="P1"><text:span text:style-name="Source_20_Text"><text:span text:style-name="T2"/></text:span></text:p>
      <text:h text:style-name="P9" text:outline-level="3"><text:span text:style-name="Source_20_Text"><text:span text:style-name="T3">1. Создать файл file1 и наполнить его произвольным содержимым. Скопировать его в file2. Создать символическую ссылку file3 на file1. Создать жёсткую ссылку file4 на file1. Посмотреть, какие inode у файлов. Удалить file1. Что стало с остальными созданными файлами? Попробовать вывести их на экран.</text:span></text:span></text:h>
      <text:p text:style-name="P4"><text:span text:style-name="Source_20_Text"><text:span text:style-name="T4">ivan@ivan-ubuntu:~$ </text:span></text:span><text:span text:style-name="Source_20_Text"><text:span text:style-name="T9">touch file1</text:span></text:span></text:p>
      <text:p text:style-name="P4"><text:span text:style-name="Source_20_Text"><text:span text:style-name="T4">ivan@ivan-ubuntu:~$ </text:span></text:span><text:span text:style-name="Source_20_Text"><text:span text:style-name="T9">ls</text:span></text:span></text:p>
      <text:p text:style-name="P4"><text:span text:style-name="Source_20_Text"><text:span text:style-name="T9"><text:s/>errors.log <text:s text:c="6"/>lesson3_dir <text:s text:c="6"/>test.txt <text:s text:c="5"/>Музыка</text:span></text:span></text:p>
      <text:p text:style-name="P4"><text:span text:style-name="Source_20_Text"><text:span text:style-name="T9"><text:s/>file1 <text:s text:c="11"/>lesson3.txt <text:s text:c="6"/>Видео <text:s text:c="8"/>Общедоступные</text:span></text:span></text:p>
      <text:p text:style-name="P4"><text:span text:style-name="Source_20_Text"><text:span text:style-name="T9"><text:s/>Homework_4.txt <text:s text:c="2"/>PycharmProjects <text:s text:c="2"/>Документы <text:s text:c="3"/>'Рабочий стол'</text:span></text:span></text:p>
      <text:p text:style-name="P4"><text:span text:style-name="Source_20_Text"><text:span text:style-name="T9"><text:s/>Homework.txt <text:s text:c="4"/>snap <text:s text:c="13"/>Загрузки <text:s text:c="5"/>Шаблоны</text:span></text:span></text:p>
      <text:p text:style-name="P4"><text:span text:style-name="Source_20_Text"><text:span text:style-name="T9"><text:s/>HW4.txt <text:s text:c="9"/>test.log <text:s text:c="9"/>Изображения</text:span></text:span></text:p>
      <text:p text:style-name="P4"><text:span text:style-name="Source_20_Text"><text:span text:style-name="T4">ivan@ivan-ubuntu:~$ </text:span></text:span><text:span text:style-name="Source_20_Text"><text:span text:style-name="T9">nano file1</text:span></text:span><text:span text:style-name="Source_20_Text"><text:span text:style-name="T4"> </text:span></text:span></text:p>
      <text:p text:style-name="P4"><text:span text:style-name="Source_20_Text"><text:span text:style-name="T4">ivan@ivan-ubuntu:~$ </text:span></text:span><text:span text:style-name="Source_20_Text"><text:span text:style-name="T9">cat file1 </text:span></text:span></text:p>
      <text:p text:style-name="P4"><text:span text:style-name="Source_20_Text"><text:span text:style-name="T9">Практическое задание к уроку 5</text:span></text:span></text:p>
      <text:p text:style-name="P4"><text:span text:style-name="Source_20_Text"><text:span text:style-name="T9">Первое задание</text:span></text:span></text:p>
      <text:p text:style-name="P4"><text:span text:style-name="Source_20_Text"><text:span text:style-name="T9">Второе задание</text:span></text:span></text:p>
      <text:p text:style-name="P4"><text:span text:style-name="Source_20_Text"><text:span text:style-name="T9">Третье задание</text:span></text:span></text:p>
      <text:p text:style-name="P4"><text:span text:style-name="Source_20_Text"><text:span text:style-name="T9">Четвертое задание</text:span></text:span></text:p>
      <text:p text:style-name="P4"><text:span text:style-name="Source_20_Text"><text:span text:style-name="T9">Пятое задание</text:span></text:span></text:p>
      <text:p text:style-name="P4"><text:span text:style-name="Source_20_Text"><text:span text:style-name="T4">ivan@ivan-ubuntu:~$ </text:span></text:span><text:span text:style-name="Source_20_Text"><text:span text:style-name="T9">cp file1 file2</text:span></text:span></text:p>
      <text:p text:style-name="P4"><text:span text:style-name="Source_20_Text"><text:span text:style-name="T4">ivan@ivan-ubuntu:~$ </text:span></text:span><text:span text:style-name="Source_20_Text"><text:span text:style-name="T9">ls</text:span></text:span></text:p>
      <text:p text:style-name="P4"><text:span text:style-name="Source_20_Text"><text:span text:style-name="T4"><text:s/></text:span></text:span><text:span text:style-name="Source_20_Text"><text:span text:style-name="T9">errors.log <text:s text:c="6"/>HW4.txt <text:s text:c="10"/>test.log <text:s text:c="3"/>Изображения</text:span></text:span></text:p>
      <text:p text:style-name="P4"><text:span text:style-name="Source_20_Text"><text:span text:style-name="T9"><text:s/>file1 <text:s text:c="11"/>lesson3_dir <text:s text:c="6"/>test.txt <text:s text:c="3"/>Музыка</text:span></text:span></text:p>
      <text:p text:style-name="P4"><text:span text:style-name="Source_20_Text"><text:span text:style-name="T9"><text:s/>file2 <text:s text:c="11"/>lesson3.txt <text:s text:c="6"/>Видео <text:s text:c="6"/>Общедоступные</text:span></text:span></text:p>
      <text:p text:style-name="P4"><text:span text:style-name="Source_20_Text"><text:span text:style-name="T9"><text:s/>Homework_4.txt <text:s text:c="2"/>PycharmProjects <text:s text:c="2"/>Документы <text:s/>'Рабочий стол'</text:span></text:span></text:p>
      <text:p text:style-name="P4"><text:span text:style-name="Source_20_Text"><text:span text:style-name="T9"><text:s/>Homework.txt <text:s text:c="4"/>snap <text:s text:c="13"/>Загрузки <text:s text:c="3"/>Шаблоны</text:span></text:span></text:p>
      <text:p text:style-name="P4"><text:span text:style-name="Source_20_Text"><text:span text:style-name="T4">ivan@ivan-ubuntu:~$</text:span></text:span><text:span text:style-name="Source_20_Text"><text:span text:style-name="T9"> ln -s file1 file3</text:span></text:span></text:p>
      <text:p text:style-name="P4"><text:soft-page-break/><text:span text:style-name="Source_20_Text"><text:span text:style-name="T4">ivan@ivan-ubuntu:~$ </text:span></text:span><text:span text:style-name="Source_20_Text"><text:span text:style-name="T9">ln file1 file4</text:span></text:span></text:p>
      <text:p text:style-name="P4"><text:span text:style-name="Source_20_Text"><text:span text:style-name="T4">ivan@ivan-ubuntu:~$ </text:span></text:span><text:span text:style-name="Source_20_Text"><text:span text:style-name="T9">ls -li</text:span></text:span></text:p>
      <text:p text:style-name="P4"><text:span text:style-name="Source_20_Text"><text:span text:style-name="T9">итого 88</text:span></text:span></text:p>
      <text:p text:style-name="P4"><text:span text:style-name="Source_20_Text"><text:span text:style-name="T9">…………………………………………………….</text:span></text:span></text:p>
      <text:p text:style-name="P4"><text:span text:style-name="Source_20_Text"><text:span text:style-name="T9">1451025 -rw-rw-r-- 2 ivan <text:s/>ivan <text:s text:c="3"/>200 ноя 27 22:05 <text:s/>file1</text:span></text:span></text:p>
      <text:p text:style-name="P4"><text:span text:style-name="Source_20_Text"><text:span text:style-name="T9">1451027 -rw-rw-r-- 1 ivan <text:s/>ivan <text:s text:c="3"/>200 ноя 27 22:06 <text:s/>file2</text:span></text:span></text:p>
      <text:p text:style-name="P4"><text:span text:style-name="Source_20_Text"><text:span text:style-name="T9">1451028 lrwxrwxrwx 1 ivan <text:s/>ivan <text:s text:c="5"/>5 ноя 27 22:15 <text:s/>file3 -&gt; file1</text:span></text:span></text:p>
      <text:p text:style-name="P4"><text:span text:style-name="Source_20_Text"><text:span text:style-name="T9">1451025 -rw-rw-r-- 2 ivan <text:s/>ivan <text:s text:c="3"/>200 ноя 27 22:05 <text:s/>file4</text:span></text:span></text:p>
      <text:p text:style-name="P4"><text:span text:style-name="Source_20_Text"><text:span text:style-name="T9">1450625 -rw-rw-r-- 1 ivan <text:s/>ivan <text:s text:c="4"/>56 ноя 25 14:34 <text:s/>Homework_4.txt</text:span></text:span></text:p>
      <text:p text:style-name="P4"><text:span text:style-name="Source_20_Text"><text:span text:style-name="T9">……………………………………………………</text:span></text:span></text:p>
      <text:p text:style-name="P4"><text:span text:style-name="Source_20_Text"><text:span text:style-name="T4">ivan@ivan-ubuntu:~$ </text:span></text:span><text:span text:style-name="Source_20_Text"><text:span text:style-name="T9">rm file1</text:span></text:span></text:p>
      <text:p text:style-name="P4"><text:span text:style-name="Source_20_Text"><text:span text:style-name="T4">ivan@ivan-ubuntu:~$ l</text:span></text:span><text:span text:style-name="Source_20_Text"><text:span text:style-name="T9">s -li</text:span></text:span></text:p>
      <text:p text:style-name="P4"><text:span text:style-name="Source_20_Text"><text:span text:style-name="T9">итого 84</text:span></text:span></text:p>
      <text:p text:style-name="P4"><text:span text:style-name="Source_20_Text"><text:span text:style-name="T9">1450631 -rw-rw-r-- 1 ivan <text:s/>ivan <text:s text:c="2"/>5645 ноя 25 15:06 <text:s/>errors.log</text:span></text:span></text:p>
      <text:p text:style-name="P4"><text:span text:style-name="Source_20_Text"><text:span text:style-name="T9">1451027 -rw-rw-r-- 1 ivan <text:s/>ivan <text:s text:c="3"/>200 ноя 27 22:06 <text:s/>file2</text:span></text:span></text:p>
      <text:p text:style-name="P4"><text:span text:style-name="Source_20_Text"><text:span text:style-name="T9">1451028 lrwxrwxrwx 1 ivan <text:s/>ivan <text:s text:c="5"/>5 ноя 27 22:15 <text:s/>file3 -&gt; file1</text:span></text:span></text:p>
      <text:p text:style-name="P4"><text:span text:style-name="Source_20_Text"><text:span text:style-name="T9">1451025 -rw-rw-r-- 1 ivan <text:s/>ivan <text:s text:c="3"/>200 ноя 27 22:05 <text:s/>file4</text:span></text:span></text:p>
      <text:p text:style-name="P4"><text:span text:style-name="Source_20_Text"><text:span text:style-name="T9">1450625 -rw-rw-r-- 1 ivan <text:s/>ivan <text:s text:c="4"/>56 ноя 25 14:34 <text:s/>Homework_4.txt</text:span></text:span></text:p>
      <text:p text:style-name="P4"><text:span text:style-name="Source_20_Text"><text:span text:style-name="T9">……………………………………………………...</text:span></text:span></text:p>
      <text:p text:style-name="P4"><text:span text:style-name="Source_20_Text"><text:span text:style-name="T4">ivan@ivan-ubuntu:~$ </text:span></text:span><text:span text:style-name="Source_20_Text"><text:span text:style-name="T9">cat file2</text:span></text:span></text:p>
      <text:p text:style-name="P4"><text:span text:style-name="Source_20_Text"><text:span text:style-name="T9">Практическое задание к уроку 5</text:span></text:span></text:p>
      <text:p text:style-name="P4"><text:span text:style-name="Source_20_Text"><text:span text:style-name="T9">Первое задание</text:span></text:span></text:p>
      <text:p text:style-name="P4"><text:span text:style-name="Source_20_Text"><text:span text:style-name="T9">Второе задание</text:span></text:span></text:p>
      <text:p text:style-name="P4"><text:span text:style-name="Source_20_Text"><text:span text:style-name="T9">Третье задание</text:span></text:span></text:p>
      <text:p text:style-name="P4"><text:span text:style-name="Source_20_Text"><text:span text:style-name="T9">Четвертое задание</text:span></text:span></text:p>
      <text:p text:style-name="P4"><text:span text:style-name="Source_20_Text"><text:span text:style-name="T9">Пятое задание</text:span></text:span></text:p>
      <text:p text:style-name="P4"><text:span text:style-name="Source_20_Text"><text:span text:style-name="T4">ivan@ivan-ubuntu:~$ </text:span></text:span><text:span text:style-name="Source_20_Text"><text:span text:style-name="T9">cat file1</text:span></text:span></text:p>
      <text:p text:style-name="P4"><text:span text:style-name="Source_20_Text"><text:span text:style-name="T9">cat: file1: Нет такого файла или каталога</text:span></text:span></text:p>
      <text:p text:style-name="P4"><text:soft-page-break/><text:span text:style-name="Source_20_Text"><text:span text:style-name="T4">ivan@ivan-ubuntu:~$ </text:span></text:span><text:span text:style-name="Source_20_Text"><text:span text:style-name="T9">cat file3</text:span></text:span></text:p>
      <text:p text:style-name="P4"><text:span text:style-name="Source_20_Text"><text:span text:style-name="T9">cat: file3: Нет такого файла или каталога</text:span></text:span></text:p>
      <text:p text:style-name="P4"><text:span text:style-name="Source_20_Text"><text:span text:style-name="T4">ivan@ivan-ubuntu:~$ </text:span></text:span><text:span text:style-name="Source_20_Text"><text:span text:style-name="T9">cat file4</text:span></text:span></text:p>
      <text:p text:style-name="P4"><text:span text:style-name="Source_20_Text"><text:span text:style-name="T9">Практическое задание к уроку 5</text:span></text:span></text:p>
      <text:p text:style-name="P4"><text:span text:style-name="Source_20_Text"><text:span text:style-name="T9">Первое задание</text:span></text:span></text:p>
      <text:p text:style-name="P4"><text:span text:style-name="Source_20_Text"><text:span text:style-name="T9">Второе задание</text:span></text:span></text:p>
      <text:p text:style-name="P4"><text:span text:style-name="Source_20_Text"><text:span text:style-name="T9">Третье задание</text:span></text:span></text:p>
      <text:p text:style-name="P4"><text:span text:style-name="Source_20_Text"><text:span text:style-name="T9">Четвертое задание</text:span></text:span></text:p>
      <text:p text:style-name="P4"><text:span text:style-name="Source_20_Text"><text:span text:style-name="T9">Пятое задание</text:span></text:span></text:p>
      <text:h text:style-name="P9" text:outline-level="3"><text:span text:style-name="Source_20_Text"><text:span text:style-name="T3">2. Дать созданным файлам другие, произвольные имена. Создать новую символическую ссылку. Переместить ссылки в другую директорию.</text:span></text:span></text:h>
      <text:p text:style-name="P4"><text:span text:style-name="Source_20_Text"><text:span text:style-name="T4">van@ivan-ubuntu:~$ </text:span></text:span><text:span text:style-name="Source_20_Text"><text:span text:style-name="T9">mv file2 new_file2</text:span></text:span></text:p>
      <text:p text:style-name="P4"><text:span text:style-name="Source_20_Text"><text:span text:style-name="T4">ivan@ivan-ubuntu:~$ </text:span></text:span><text:span text:style-name="Source_20_Text"><text:span text:style-name="T9">mv file4 new_file4</text:span></text:span></text:p>
      <text:p text:style-name="P4"><text:span text:style-name="Source_20_Text"><text:span text:style-name="T4">ivan@ivan-ubuntu:~$ </text:span></text:span><text:span text:style-name="Source_20_Text"><text:span text:style-name="T9">ln -s new_file2 new_file3</text:span></text:span></text:p>
      <text:p text:style-name="P4"><text:span text:style-name="Source_20_Text"><text:span text:style-name="T4">ivan@ivan-ubuntu:~$ </text:span></text:span><text:span text:style-name="Source_20_Text"><text:span text:style-name="T9">mkdir lesson5</text:span></text:span></text:p>
      <text:p text:style-name="P4"><text:span text:style-name="Source_20_Text"><text:span text:style-name="T4">ivan@ivan-ubuntu:~$ </text:span></text:span><text:span text:style-name="Source_20_Text"><text:span text:style-name="T9">mv new_file3 lesson5</text:span></text:span></text:p>
      <text:p text:style-name="P4"><text:span text:style-name="Source_20_Text"><text:span text:style-name="T4">ivan@ivan-ubuntu:~$ </text:span></text:span><text:span text:style-name="Source_20_Text"><text:span text:style-name="T9">cd lesson5</text:span></text:span></text:p>
      <text:p text:style-name="P4"><text:span text:style-name="Source_20_Text"><text:span text:style-name="T4">ivan@ivan-ubuntu:~/lesson5$ </text:span></text:span><text:span text:style-name="Source_20_Text"><text:span text:style-name="T9">ls</text:span></text:span></text:p>
      <text:p text:style-name="P5"><text:span text:style-name="Source_20_Text"><text:span text:style-name="T9">new_file3</text:span></text:span></text:p>
      <text:p text:style-name="P5"><text:span text:style-name="Source_20_Text"><text:span text:style-name="T3">3. Создать два произвольных файла. Первому присвоить права на чтение и запись для владельца и группы, только на чтение — для всех. Второму присвоить права на чтение и запись только для владельца. Сделать это в численном и символьном виде.</text:span></text:span></text:p>
      <text:p text:style-name="P5"><text:span text:style-name="Source_20_Text"><text:span text:style-name="T5">ivan@ivan-ubuntu:~$ </text:span></text:span><text:span text:style-name="Source_20_Text"><text:span text:style-name="T10">cd /home/ivan/Рабочий\ стол/Studing/Linux/Homework/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touch task3_1.txt task3_2.txt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chmod</text:span></text:span><text:span text:style-name="Source_20_Text"><text:span text:style-name="T5"> </text:span></text:span><text:span text:style-name="Source_20_Text"><text:span text:style-name="T10">000 task3_1.txt task3_2.tx</text:span></text:span><text:span text:style-name="Source_20_Text"><text:span text:style-name="T11">t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chmod ug+rw task3_1.txt</text:span></text:span></text:p>
      <text:p text:style-name="P5"><text:soft-page-break/><text:span text:style-name="Source_20_Text"><text:span text:style-name="T5">ivan@ivan-ubuntu:~/Рабочий стол/Studing/Linux/Homework$ </text:span></text:span><text:span text:style-name="Source_20_Text"><text:span text:style-name="T10">chmod o+r task3_1.txt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chmod u+rw task3_2.txt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ls -l</text:span></text:span></text:p>
      <text:p text:style-name="P5"><text:span text:style-name="Source_20_Text"><text:span text:style-name="T10">итого 1940</text:span></text:span></text:p>
      <text:p text:style-name="P5"><text:span text:style-name="Source_20_Text"><text:span text:style-name="T10">-rw-rw-r-- 1 ivan ivan <text:s/>19890 ноя 23 18:25 Homework_3.odt</text:span></text:span></text:p>
      <text:p text:style-name="P5"><text:span text:style-name="Source_20_Text"><text:span text:style-name="T10">-rw-rw-r-- 1 ivan ivan <text:s/>18524 ноя 26 10:48 Homework_4.odt</text:span></text:span></text:p>
      <text:p text:style-name="P5"><text:span text:style-name="Source_20_Text"><text:span text:style-name="T10">-rw-rw-r-- 1 ivan ivan <text:s/>16583 ноя 27 22:31 Homework_5.odt</text:span></text:span></text:p>
      <text:p text:style-name="P5"><text:span text:style-name="Source_20_Text"><text:span text:style-name="T10">-rw-rw-r-- 1 ivan ivan 242178 ноя 17 13:28 Lesson2_Task1.png</text:span></text:span></text:p>
      <text:p text:style-name="P5"><text:span text:style-name="Source_20_Text"><text:span text:style-name="T10">-rw-rw-r-- 1 ivan ivan 152365 ноя 17 16:02 Lesson2_Task2.1.png</text:span></text:span></text:p>
      <text:p text:style-name="P5"><text:span text:style-name="Source_20_Text"><text:span text:style-name="T10">-rw-rw-r-- 1 ivan ivan 481716 ноя 17 15:07 Lesson2_Task2.png</text:span></text:span></text:p>
      <text:p text:style-name="P5"><text:span text:style-name="Source_20_Text"><text:span text:style-name="T10">-rw-rw-r-- 1 ivan ivan 837259 ноя 17 17:43 Lesson2_Task.zip</text:span></text:span></text:p>
      <text:p text:style-name="P5"><text:span text:style-name="Source_20_Text"><text:span text:style-name="T10">-rw-rw-r-- 1 ivan ivan <text:s text:c="5"/>0 ноя 29 12:41 task3_1.txt</text:span></text:span></text:p>
      <text:p text:style-name="P5"><text:span text:style-name="Source_20_Text"><text:span text:style-name="T10">-rw------- 1 ivan ivan <text:s text:c="5"/>0 ноя 29 12:41 task3_2.txt</text:span></text:span></text:p>
      <text:p text:style-name="P5"><text:span text:style-name="Source_20_Text"><text:span text:style-name="T10">-rw-rw-r-- 1 ivan ivan 196710 ноя 15 08:09 ДЗ_1.JPG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chmod 0 task*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chmod 664 task3_1.txt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chmod 600 task3_2.txt</text:span></text:span></text:p>
      <text:p text:style-name="P5"><text:span text:style-name="Source_20_Text"><text:span text:style-name="T5">ivan@ivan-ubuntu:~/Рабочий стол/Studing/Linux/Homework$ </text:span></text:span><text:span text:style-name="Source_20_Text"><text:span text:style-name="T10">ls -l</text:span></text:span></text:p>
      <text:p text:style-name="P5"><text:span text:style-name="Source_20_Text"><text:span text:style-name="T10">итого 1940</text:span></text:span></text:p>
      <text:p text:style-name="P5"><text:span text:style-name="Source_20_Text"><text:span text:style-name="T10">-rw-rw-r-- 1 ivan ivan <text:s/>19890 ноя 23 18:25 Homework_3.odt</text:span></text:span></text:p>
      <text:p text:style-name="P5"><text:span text:style-name="Source_20_Text"><text:span text:style-name="T10">-rw-rw-r-- 1 ivan ivan <text:s/>18524 ноя 26 10:48 Homework_4.odt</text:span></text:span></text:p>
      <text:p text:style-name="P5"><text:span text:style-name="Source_20_Text"><text:span text:style-name="T10">-rw-rw-r-- 1 ivan ivan <text:s/>16583 ноя 27 22:31 Homework_5.odt</text:span></text:span></text:p>
      <text:p text:style-name="P5"><text:span text:style-name="Source_20_Text"><text:span text:style-name="T10">-rw-rw-r-- 1 ivan ivan 242178 ноя 17 13:28 Lesson2_Task1.png</text:span></text:span></text:p>
      <text:p text:style-name="P5"><text:span text:style-name="Source_20_Text"><text:span text:style-name="T10">-rw-rw-r-- 1 ivan ivan 152365 ноя 17 16:02 Lesson2_Task2.1.png</text:span></text:span></text:p>
      <text:p text:style-name="P5"><text:span text:style-name="Source_20_Text"><text:span text:style-name="T10">-rw-rw-r-- 1 ivan ivan 481716 ноя 17 15:07 Lesson2_Task2.png</text:span></text:span></text:p>
      <text:p text:style-name="P5"><text:span text:style-name="Source_20_Text"><text:span text:style-name="T10">-rw-rw-r-- 1 ivan ivan 837259 ноя 17 17:43 Lesson2_Task.zip</text:span></text:span></text:p>
      <text:p text:style-name="P5"><text:soft-page-break/><text:span text:style-name="Source_20_Text"><text:span text:style-name="T10">-rw-rw-r-- 1 ivan ivan <text:s text:c="5"/>0 ноя 29 12:41 task3_1.txt</text:span></text:span></text:p>
      <text:p text:style-name="P5"><text:span text:style-name="Source_20_Text"><text:span text:style-name="T10">-rw------- 1 ivan ivan <text:s text:c="5"/>0 ноя 29 12:41 task3_2.txt</text:span></text:span></text:p>
      <text:p text:style-name="P5"><text:span text:style-name="Source_20_Text"><text:span text:style-name="T10">-rw-rw-r-- 1 ivan ivan 196710 ноя 15 08:09 ДЗ_1.JPG</text:span></text:span></text:p>
      <text:h text:style-name="P10" text:outline-level="3">4. Создать пользователя, обладающего возможностью выполнять действия от имени суперпользователя.</text:h>
      <text:p text:style-name="P3"><text:span text:style-name="Source_20_Text"><text:span text:style-name="T4">ivan@ivan-ubuntu:~$ </text:span></text:span><text:span text:style-name="Source_20_Text"><text:span text:style-name="T9">sudo usermod -aG <text:s/>sudo user1</text:span></text:span></text:p>
      <text:h text:style-name="P10" text:outline-level="3">5. * Создать группу developer и нескольких пользователей, входящих в неё. Создать директорию для совместной работы. Сделать так, чтобы созданные одними пользователями файлы могли изменять другие пользователи этой группы.</text:h>
      <text:p text:style-name="P7">ivan@ivan-ubuntu:~/Рабочий стол/Studing/Linux/Homework$ <text:span text:style-name="T8">sudo groupadd developer</text:span></text:p>
      <text:p text:style-name="P7">ivan@ivan-ubuntu:~/Рабочий стол/Studing/Linux/Homework$ <text:span text:style-name="T8">sudo useradd -m -s /bin/bash developer_user_1</text:span></text:p>
      <text:p text:style-name="P7">ivan@ivan-ubuntu:~/Рабочий стол/Studing/Linux/Homework$ <text:span text:style-name="T8">sudo useradd -m -s /bin/bash developer_user_2</text:span></text:p>
      <text:p text:style-name="P7">ivan@ivan-ubuntu:~/Рабочий стол/Studing/Linux/Homework$ <text:span text:style-name="T8">sudo usermod -aG developer developer_user_1</text:span></text:p>
      <text:p text:style-name="P7">ivan@ivan-ubuntu:~/Рабочий стол/Studing/Linux/Homework$ <text:span text:style-name="T8">sudo usermod -aG developer developer_user_2</text:span></text:p>
      <text:p text:style-name="P7">ivan@ivan-ubuntu:~/Рабочий стол/Studing/Linux/Homework$ <text:span text:style-name="T8">mkdir lesson5</text:span></text:p>
      <text:p text:style-name="P7">ivan@ivan-ubuntu:~/Рабочий стол/Studing/Linux/Homework$<text:span text:style-name="T8"> sudo chgrp -R developer lesson5/</text:span></text:p>
      <text:p text:style-name="P7">ivan@ivan-ubuntu:~/Рабочий стол/Studing/Linux/Homework$ <text:span text:style-name="T8">ls -l</text:span></text:p>
      <text:p text:style-name="P8">итого 1944</text:p>
      <text:p text:style-name="P8">-rw-rw-r-- 1 ivan ivan <text:s text:c="6"/>19890 ноя 23 18:25 Homework_3.odt</text:p>
      <text:p text:style-name="P8">-rw-rw-r-- 1 ivan ivan <text:s text:c="6"/>18524 ноя 26 10:48 Homework_4.odt</text:p>
      <text:p text:style-name="P8">-rw-rw-r-- 1 ivan ivan <text:s text:c="6"/>17723 ноя 29 13:02 Homework_5.odt</text:p>
      <text:p text:style-name="P8">-rw-rw-r-- 1 ivan ivan <text:s text:c="5"/>242178 ноя 17 13:28 Lesson2_Task1.png</text:p>
      <text:p text:style-name="P8">-rw-rw-r-- 1 ivan ivan <text:s text:c="5"/>152365 ноя 17 16:02 Lesson2_Task2.1.png</text:p>
      <text:p text:style-name="P8">-rw-rw-r-- 1 ivan ivan <text:s text:c="5"/>481716 ноя 17 15:07 Lesson2_Task2.png</text:p>
      <text:p text:style-name="P8">-rw-rw-r-- 1 ivan ivan <text:s text:c="5"/>837259 ноя 17 17:43 Lesson2_Task.zip</text:p>
      <text:p text:style-name="P8"><text:soft-page-break/>drwxrwxr-x 2 ivan developer <text:s text:c="2"/>4096 ноя 29 22:10 lesson5</text:p>
      <text:p text:style-name="P8">-rw-rw-r-- 1 ivan ivan <text:s text:c="10"/>0 ноя 29 12:41 task3_1.txt</text:p>
      <text:p text:style-name="P8">-rw------- 1 ivan ivan <text:s text:c="10"/>0 ноя 29 12:41 task3_2.txt</text:p>
      <text:p text:style-name="P8">-rw-rw-r-- 1 ivan ivan <text:s text:c="5"/>196710 ноя 15 08:09 ДЗ_1.JPG</text:p>
      <text:p text:style-name="P7">ivan@ivan-ubuntu:~/Рабочий стол/Studing/Linux/Homework$ <text:span text:style-name="T8">sudo chmod g+s lesson5/</text:span></text:p>
      <text:p text:style-name="P7">ivan@ivan-ubuntu:~/Рабочий стол/Studing/Linux/Homework$ <text:span text:style-name="T8">ls -l</text:span></text:p>
      <text:p text:style-name="P8">итого 1944</text:p>
      <text:p text:style-name="P8">-rw-rw-r-- 1 ivan ivan <text:s text:c="6"/>19890 ноя 23 18:25 Homework_3.odt</text:p>
      <text:p text:style-name="P8">-rw-rw-r-- 1 ivan ivan <text:s text:c="6"/>18524 ноя 26 10:48 Homework_4.odt</text:p>
      <text:p text:style-name="P8">-rw-rw-r-- 1 ivan ivan <text:s text:c="6"/>17723 ноя 29 13:02 Homework_5.odt</text:p>
      <text:p text:style-name="P8">-rw-rw-r-- 1 ivan ivan <text:s text:c="5"/>242178 ноя 17 13:28 Lesson2_Task1.png</text:p>
      <text:p text:style-name="P8">-rw-rw-r-- 1 ivan ivan <text:s text:c="5"/>152365 ноя 17 16:02 Lesson2_Task2.1.png</text:p>
      <text:p text:style-name="P8">-rw-rw-r-- 1 ivan ivan <text:s text:c="5"/>481716 ноя 17 15:07 Lesson2_Task2.png</text:p>
      <text:p text:style-name="P8">-rw-rw-r-- 1 ivan ivan <text:s text:c="5"/>837259 ноя 17 17:43 Lesson2_Task.zip</text:p>
      <text:p text:style-name="P8">drwxrwsr-x 2 ivan developer <text:s text:c="2"/>4096 ноя 29 22:10 lesson5</text:p>
      <text:p text:style-name="P8">-rw-rw-r-- 1 ivan ivan <text:s text:c="10"/>0 ноя 29 12:41 task3_1.txt</text:p>
      <text:p text:style-name="P8">-rw------- 1 ivan ivan <text:s text:c="10"/>0 ноя 29 12:41 task3_2.txt</text:p>
      <text:p text:style-name="P8">-rw-rw-r-- 1 ivan ivan <text:s text:c="5"/>196710 ноя 15 08:09 ДЗ_1.JPG</text:p>
      <text:h text:style-name="P10" text:outline-level="3">6. * Создать в директории для совместной работы поддиректорию для обмена файлами, но чтобы удалять файлы могли только их создатели.</text:h>
      <text:p text:style-name="P7">ivan@ivan-ubuntu:~/Рабочий стол/Studing/Linux/Homework$ <text:span text:style-name="T8">cd lesson5/</text:span></text:p>
      <text:p text:style-name="P7">ivan@ivan-ubuntu:~/Рабочий стол/Studing/Linux/Homework/lesson5$<text:span text:style-name="T8"> mkdir task5</text:span></text:p>
      <text:p text:style-name="P7">ivan@ivan-ubuntu:~/Рабочий стол/Studing/Linux/Homework/lesson5$ <text:span text:style-name="T8">ls -l</text:span></text:p>
      <text:p text:style-name="P8">итого 4</text:p>
      <text:p text:style-name="P8">drwxrwsr-x 2 ivan developer 4096 ноя 29 22:26 task5</text:p>
      <text:p text:style-name="P7">ivan@ivan-ubuntu:~/Рабочий стол/Studing/Linux/Homework/lesson5$ <text:span text:style-name="T8">chmod +t task5/</text:span></text:p>
      <text:p text:style-name="P7">ivan@ivan-ubuntu:~/Рабочий стол/Studing/Linux/Homework/lesson5$ ls -l</text:p>
      <text:p text:style-name="P8"><text:soft-page-break/>итого 4</text:p>
      <text:p text:style-name="P8">drwxrwxr-t 2 ivan developer 4096 ноя 29 22:26 task5</text:p>
      <text:h text:style-name="P10" text:outline-level="3">7. * Создать директорию, в которой есть несколько файлов. Сделать так, чтобы открыть файлы можно было, только зная имя файла, а через ls список файлов посмотреть было нельзя.</text:h>
      <text:p text:style-name="P6">ivan@ivan-ubuntu:~/Рабочий стол/Studing/Linux/Homework/lesson5$ <text:span text:style-name="T8">mkdir task7</text:span></text:p>
      <text:p text:style-name="P6">ivan@ivan-ubuntu:~/Рабочий стол/Studing/Linux/Homework/lesson5$ <text:span text:style-name="T8">cd task7</text:span></text:p>
      <text:p text:style-name="P6">ivan@ivan-ubuntu:~/Рабочий стол/Studing/Linux/Homework/lesson5/task7$ <text:span text:style-name="T8">echo 'Task7' &gt;&gt; task7_1.txt</text:span></text:p>
      <text:p text:style-name="P6">ivan@ivan-ubuntu:~/Рабочий стол/Studing/Linux/Homework/lesson5/task7$ <text:span text:style-name="T8">echo 'Task7' &gt;&gt; task7_2.txt</text:span></text:p>
      <text:p text:style-name="P6">ivan@ivan-ubuntu:~/Рабочий стол/Studing/Linux/Homework/lesson5/task7$ <text:span text:style-name="T8">ls -l</text:span></text:p>
      <text:p text:style-name="P8">итого 8</text:p>
      <text:p text:style-name="P8">-rw-rw-r-- 1 ivan developer 6 ноя 29 22:36 task7_1.txt</text:p>
      <text:p text:style-name="P8">-rw-rw-r-- 1 ivan developer 6 ноя 29 22:36 task7_2.txt</text:p>
      <text:p text:style-name="P6">ivan@ivan-ubuntu:~/Рабочий стол/Studing/Linux/Homework/lesson5$ <text:span text:style-name="T8">chmod -r task7</text:span></text:p>
      <text:p text:style-name="P6">ivan@ivan-ubuntu:~/Рабочий стол/Studing/Linux/Homework/lesson5$ <text:span text:style-name="T8">cd task7</text:span></text:p>
      <text:p text:style-name="P6">ivan@ivan-ubuntu:~/Рабочий стол/Studing/Linux/Homework/lesson5/task7$ <text:span text:style-name="T8">ls -l</text:span></text:p>
      <text:p text:style-name="P8">ls: невозможно открыть каталог '.': Отказано в доступе</text:p>
      <text:p text:style-name="P13">ivan@ivan-ubuntu:~/Рабочий стол/Studing/Linux/Homework/lesson5/task7$ <text:span text:style-name="T13">cat</text:span><text:span text:style-name="T14"> </text:span><text:span text:style-name="T13">task7_1.txt</text:span></text:p>
      <text:p text:style-name="P12">Task7</text:p>
      <text:p text:style-name="P8"><text:span text:style-name="T1">ivan@ivan-ubuntu:~/Рабочий стол/Studing/Linux/Homework/lesson5$</text:span> cd ..</text:p>
      <text:p text:style-name="P6">ivan@ivan-ubuntu:~/Рабочий стол/Studing/Linux/Homework/lesson5$ <text:span text:style-name="T8">ls -l</text:span></text:p>
      <text:p text:style-name="P8">итого 8</text:p>
      <text:p text:style-name="P8">drwxrwxr-t 2 ivan developer 4096 ноя 29 22:26 task5</text:p>
      <text:p text:style-name="P8">d-wx-wx--x 2 ivan developer 4096 ноя 29 22:36 task7</text:p>
      <text:p text:style-name="P2"><text:span text:style-name="Source_20_Text"><text:span text:style-name="T7"/></text:span></text:p>
      <text:p text:style-name="P2"><text:span text:style-name="Source_20_Text"><text:span text:style-name="T7"/></text:span></text:p>
      <text:p text:style-name="P2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37:16.484766907</meta:creation-date>
    <meta:editing-duration>PT1H16M32S</meta:editing-duration>
    <meta:editing-cycles>12</meta:editing-cycles>
    <meta:generator>LibreOffice/6.4.6.2$Linux_X86_64 LibreOffice_project/40$Build-2</meta:generator>
    <dc:date>2020-11-29T22:50:56.890203947</dc:date>
    <meta:document-statistic meta:table-count="0" meta:image-count="0" meta:object-count="0" meta:page-count="7" meta:paragraph-count="172" meta:word-count="1117" meta:character-count="9532" meta:non-whitespace-character-count="8187"/>
  </office:meta>
</office:document-meta>
</file>